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7D0000007D50A248A1B47FE92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Contents">
      <style:text-properties fo:font-size="12pt" fo:font-weight="bold" officeooo:rsid="000d49d1" officeooo:paragraph-rsid="000d49d1" style:font-size-asian="12pt" style:font-weight-asian="bold" style:font-size-complex="12pt" style:font-weight-complex="bold"/>
    </style:style>
    <style:style style:name="P2" style:family="paragraph" style:parent-style-name="Table_20_Contents">
      <style:text-properties fo:font-size="12pt" fo:font-weight="normal" officeooo:rsid="000d49d1" officeooo:paragraph-rsid="000d49d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b6734" officeooo:paragraph-rsid="000b6734" style:font-size-asian="21pt" style:font-weight-asian="bold" style:font-size-complex="24pt" style:font-weight-complex="bold"/>
    </style:style>
    <style:style style:name="P4" style:family="paragraph" style:parent-style-name="Table_20_Contents">
      <style:text-properties fo:font-size="24pt" fo:font-weight="bold" officeooo:rsid="000d49d1" officeooo:paragraph-rsid="000f5af4" style:font-size-asian="24pt" style:font-weight-asian="bold" style:font-size-complex="24pt" style:font-weight-complex="bold"/>
    </style:style>
    <style:style style:name="P5" style:family="paragraph" style:parent-style-name="Table_20_Contents">
      <style:text-properties fo:font-size="12pt" fo:font-weight="bold" officeooo:rsid="000d49d1" officeooo:paragraph-rsid="000f5af4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font-size="12pt" fo:font-weight="normal" officeooo:rsid="000d49d1" officeooo:paragraph-rsid="000d49d1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font-size="12pt" fo:font-weight="normal" officeooo:rsid="000d49d1" officeooo:paragraph-rsid="000f5af4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3pt solid #000000" style:shadow="none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text-properties fo:font-size="24pt" fo:font-weight="bold" officeooo:rsid="000d49d1" officeooo:paragraph-rsid="000f5af4" style:font-size-asian="24pt" style:font-weight-asian="bold" style:font-size-complex="24pt" style:font-weight-complex="bold"/>
    </style:style>
    <style:style style:name="MP2" style:family="paragraph" style:parent-style-name="Table_20_Contents">
      <style:text-properties fo:font-size="12pt" fo:font-weight="bold" officeooo:rsid="000d49d1" officeooo:paragraph-rsid="000f5af4" style:font-size-asian="12pt" style:font-weight-asian="bold" style:font-size-complex="12pt" style:font-weight-complex="bold"/>
    </style:style>
    <style:style style:name="MP3" style:family="paragraph" style:parent-style-name="Table_20_Contents">
      <style:text-properties fo:font-size="12pt" fo:font-weight="normal" officeooo:rsid="000d49d1" officeooo:paragraph-rsid="000f5af4" style:font-size-asian="12pt" style:font-weight-asian="normal" style:font-size-complex="12pt" style:font-weight-complex="normal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5.9091in" svg:y="0.0047in" svg:width="1in" svg:height="1in" draw:z-index="0"><draw:image xlink:href="Pictures/100002010000007D0000007D50A248A1B47FE921.png" xlink:type="simple" xlink:show="embed" xlink:actuate="onLoad"/></draw:frame>Michael L Fisher</text:p>
        <text:p text:style-name="MP2">Nashville, TN</text:p>
        <text:p text:style-name="MP3">michael@thefisherhome.net</text:p>
        <text:p text:style-name="MP3">615.785.0755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4:34:12.840318208</meta:creation-date>
    <dc:date>2016-08-23T18:35:18.548697926</dc:date>
    <meta:editing-duration>PT7M31S</meta:editing-duration>
    <meta:editing-cycles>3</meta:editing-cycles>
    <meta:generator>LibreOffice/5.1.5.2$Linux_X86_64 LibreOffice_project/10m0$Build-2</meta:generator>
    <meta:print-date>2016-08-23T15:09:38.363106920</meta:print-date>
    <meta:document-statistic meta:table-count="0" meta:image-count="1" meta:object-count="0" meta:page-count="1" meta:paragraph-count="4" meta:word-count="7" meta:character-count="66" meta:non-whitespace-character-count="63"/>
  </office:meta>
</office:document-meta>
</file>